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/>
    <style:font-face style:name="CMU Sans Serif1" svg:font-family="'CMU Sans Serif'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79cm" svg:stroke-color="#c55a11" draw:stroke-linejoin="miter" svg:stroke-linecap="butt" draw:fill="solid" draw:fill-color="#ffffff" draw:textarea-vertical-align="top" draw:auto-grow-height="false" fo:min-height="2.042cm" fo:min-width="1.792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top" draw:auto-grow-height="false" fo:min-height="2.289cm" fo:min-width="2.03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1.29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8faadc" draw:stroke-linejoin="miter" svg:stroke-linecap="butt" draw:fill="solid" draw:fill-color="#8faadc" draw:textarea-vertical-align="top" draw:auto-grow-height="false" fo:min-height="0.837cm" fo:min-width="0.58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1.281cm" fo:min-width="0.16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1.29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1.295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7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1.737cm" fo:min-width="2.771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7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3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4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9cm" fo:min-width="2.03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8faadc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38pt" fo:letter-spacing="normal" fo:language="de" fo:country="DE" fo:font-style="normal" style:text-underline-style="none" fo:font-weight="normal" fo:background-color="transparent" style:font-name-asian="CMU Sans Serif" style:font-size-asian="38pt" style:font-style-asian="normal" style:font-weight-asian="normal" style:font-name-complex="DejaVu Sans1" style:font-size-complex="3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40pt" fo:letter-spacing="normal" fo:language="de" fo:country="DE" fo:font-style="normal" style:text-underline-style="none" fo:font-weight="normal" fo:background-color="transparent" style:font-name-asian="CMU Sans Serif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3" style:family="text">
      <style:text-properties fo:font-variant="normal" fo:text-transform="none" fo:color="#afabab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36pt" fo:letter-spacing="normal" fo:language="de" fo:country="DE" fo:font-style="normal" style:text-underline-style="none" fo:font-weight="normal" fo:background-color="transparent" style:font-name-asian="CMU Sans Serif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aba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feld 11" draw:style-name="gr1" draw:text-style-name="P2" draw:layer="layout" svg:width="15.287cm" svg:height="3.467cm" svg:x="0.291cm" svg:y="1.105cm">
          <text:p text:style-name="P1"><text:span text:style-name="T1">D</text:span><text:span text:style-name="T1">1</text:span><text:span text:style-name="T1"> </text:span><text:span text:style-name="T1">&lt;</text:span><text:span text:style-name="T1">- </text:span><text:span text:style-name="T1">d</text:span><text:span text:style-name="T1">a</text:span><text:span text:style-name="T1">t</text:span><text:span text:style-name="T1">a</text:span><text:span text:style-name="T1">.</text:span><text:span text:style-name="T1">f</text:span><text:span text:style-name="T1">r</text:span><text:span text:style-name="T1">a</text:span><text:span text:style-name="T1">m</text:span><text:span text:style-name="T1">e</text:span><text:span text:style-name="T1">(</text:span></text:p>
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c</text:span><text:span text:style-name="T1">(</text:span><text:span text:style-name="T1">7</text:span><text:span text:style-name="T1">,</text:span><text:span text:style-name="T1">8</text:span><text:span text:style-name="T1">,</text:span><text:span text:style-name="T1">9</text:span><text:span text:style-name="T1">)</text:span><text:span text:style-name="T1">,</text:span><text:span text:style-name="T1">c</text:span><text:span text:style-name="T1">(</text:span><text:span text:style-name="T1">1</text:span><text:span text:style-name="T1">,</text:span><text:span text:style-name="T1">2</text:span><text:span text:style-name="T1">,</text:span><text:span text:style-name="T1">3</text:span><text:span text:style-name="T1">)</text:span><text:span text:style-name="T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" draw:style-name="gr2" draw:text-style-name="P2" draw:layer="layout" svg:width="14.892cm" svg:height="3.635cm" svg:x="17.949cm" svg:y="1.052cm">
          <text:p text:style-name="P1"><text:span text:style-name="T2">D</text:span><text:span text:style-name="T2">2</text:span><text:span text:style-name="T2"> </text:span><text:span text:style-name="T2">&lt;</text:span><text:span text:style-name="T2">-</text:span><text:span text:style-name="T2"> </text:span><text:span text:style-name="T2">D</text:span><text:span text:style-name="T2">1</text:span></text:p>
          <text:p text:style-name="P1"><text:span text:style-name="T2">D</text:span><text:span text:style-name="T2">2</text:span><text:span text:style-name="T2">[</text:span><text:span text:style-name="T2">,</text:span><text:span text:style-name="T2">2</text:span><text:span text:style-name="T2">]</text:span><text:span text:style-name="T2"> </text:span><text:span text:style-name="T2">&lt;</text:span><text:span text:style-name="T2">-</text:span><text:span text:style-name="T2"> </text:span><text:span text:style-name="T2">D</text:span><text:span text:style-name="T2">2</text:span><text:span text:style-name="T2">[</text:span><text:span text:style-name="T2">,</text:span><text:span text:style-name="T2">2</text:span><text:span text:style-name="T2">]</text:span><text:span text:style-name="T2"> </text:span><text:span text:style-name="T2">*</text:span><text:span text:style-name="T2"> </text:span><text:span text:style-name="T2">2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4" draw:style-name="gr3" draw:text-style-name="P2" draw:layer="layout" svg:width="2.369cm" svg:height="1.011cm" svg:x="8.607cm" svg:y="5.291cm">
          <text:p text:style-name="P1"><text:span text:style-name="T3">0x</text:span><text:span text:style-name="T3">2</text:span><text:span text:style-name="T3">1</text:span><text:span text:style-name="T3">a</text:span><text:span text:style-name="T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8">
          <draw:custom-shape draw:name="Rechteck: abgerundete Ecken 3" draw:style-name="gr4" draw:text-style-name="P3" draw:layer="layout" svg:width="2.538cm" svg:height="2.538cm" svg:x="1.262cm" svg:y="6.39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4" draw:style-name="gr5" draw:text-style-name="P2" draw:layer="layout" svg:width="2.285cm" svg:height="1.773cm" svg:x="1.367cm" svg:y="6.809cm">
            <text:p text:style-name="P1"><text:span text:style-name="T4">D</text:span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" draw:style-name="gr6" draw:text-style-name="P3" draw:layer="layout" svg:width="2.538cm" svg:height="2.538cm" svg:x="5.596cm" svg:y="6.3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10" draw:style-name="gr7" draw:text-style-name="P4" draw:layer="layout" svg:width="1.792cm" svg:height="0.001cm" svg:x="3.802cm" svg:y="7.662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Rechteck 9" draw:style-name="gr6" draw:text-style-name="P3" draw:layer="layout" svg:width="2.538cm" svg:height="2.538cm" svg:x="8.136cm" svg:y="6.3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1" draw:style-name="gr8" draw:text-style-name="P5" draw:layer="layout" svg:width="1.537cm" svg:height="1.537cm" svg:x="6.097cm" svg:y="6.89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15" draw:style-name="gr9" draw:text-style-name="P4" draw:layer="layout" svg:width="0.66cm" svg:height="1.53cm" svg:x="6.202cm" svg:y="8.432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Ellipse 22" draw:style-name="gr8" draw:text-style-name="P5" draw:layer="layout" svg:width="1.537cm" svg:height="1.537cm" svg:x="8.64cm" svg:y="6.8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3" draw:style-name="gr10" draw:text-style-name="P4" draw:layer="layout" svg:width="0.381cm" svg:height="1.539cm" svg:x="9.523cm" svg:y="8.409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g draw:name="Gruppieren 24">
            <draw:custom-shape draw:name="Rechteck 17" draw:style-name="gr11" draw:text-style-name="P7" draw:layer="layout" svg:width="2.538cm" svg:height="2.538cm" svg:x="8.636cm" svg:y="9.95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19" draw:style-name="gr12" draw:text-style-name="P2" draw:layer="layout" svg:width="1.396cm" svg:height="1.942cm" svg:x="9.172cm" svg:y="10.445cm">
              <text:p text:style-name="P1"><text:span text:style-name="T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90" draw:style-name="gr13" draw:text-style-name="P7" draw:layer="layout" svg:width="2.538cm" svg:height="2.538cm" svg:x="8.65cm" svg:y="14.991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91" draw:style-name="gr14" draw:text-style-name="P7" draw:layer="layout" svg:width="2.538cm" svg:height="2.538cm" svg:x="8.641cm" svg:y="12.451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93" draw:style-name="gr15" draw:text-style-name="P2" draw:layer="layout" svg:width="1.396cm" svg:height="1.942cm" svg:x="9.172cm" svg:y="12.866cm">
              <text:p text:style-name="P1"><text:span text:style-name="T2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94" draw:style-name="gr16" draw:text-style-name="P2" draw:layer="layout" svg:width="1.396cm" svg:height="1.942cm" svg:x="9.172cm" svg:y="15.425cm">
              <text:p text:style-name="P1"><text:span text:style-name="T2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8">
            <draw:custom-shape draw:name="Rechteck 20" draw:style-name="gr17" draw:text-style-name="P7" draw:layer="layout" svg:width="2.538cm" svg:height="2.538cm" svg:x="4.934cm" svg:y="9.964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5" draw:style-name="gr18" draw:text-style-name="P2" draw:layer="layout" svg:width="1.308cm" svg:height="1.773cm" svg:x="5.481cm" svg:y="10.336cm">
              <text:p text:style-name="P1"><text:span text:style-name="T4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7">
              <draw:custom-shape draw:name="Rechteck 96" draw:style-name="gr19" draw:text-style-name="P7" draw:layer="layout" svg:width="2.538cm" svg:height="2.538cm" svg:x="4.934cm" svg:y="12.492cm">
                <text:p text:style-name="P6"><text:span text:style-name="T5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97" draw:style-name="gr20" draw:text-style-name="P2" draw:layer="layout" svg:width="1.308cm" svg:height="1.773cm" svg:x="5.481cm" svg:y="12.9cm">
                <text:p text:style-name="P1"><text:span text:style-name="T4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uppieren 98">
              <draw:custom-shape draw:name="Rechteck 99" draw:style-name="gr21" draw:text-style-name="P7" draw:layer="layout" svg:width="2.538cm" svg:height="2.538cm" svg:x="4.934cm" svg:y="14.966cm">
                <text:p text:style-name="P6"><text:span text:style-name="T5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00" draw:style-name="gr22" draw:text-style-name="P2" draw:layer="layout" svg:width="1.308cm" svg:height="1.773cm" svg:x="5.481cm" svg:y="15.484cm">
                <text:p text:style-name="P1"><text:span text:style-name="T4">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Textfeld 139" draw:style-name="gr23" draw:text-style-name="P2" draw:layer="layout" svg:width="2.398cm" svg:height="1.011cm" draw:transform="rotate (-1.5707963267949) translate (8.447cm 9.897cm)">
            <text:p text:style-name="P1"><text:span text:style-name="T3">0x74d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0" draw:style-name="gr24" draw:text-style-name="P2" draw:layer="layout" svg:width="2.398cm" svg:height="1.011cm" draw:transform="rotate (-1.5707963267949) translate (12.236cm 9.953cm)">
            <text:p text:style-name="P1"><text:span text:style-name="T3">0d98x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56">
          <draw:custom-shape draw:name="Textfeld 169" draw:style-name="gr25" draw:text-style-name="P2" draw:layer="layout" svg:width="2.369cm" svg:height="1.011cm" svg:x="26.271cm" svg:y="5.257cm">
            <text:p text:style-name="P1"><text:span text:style-name="T3">0x21a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171" draw:style-name="gr4" draw:text-style-name="P3" draw:layer="layout" svg:width="2.538cm" svg:height="2.538cm" svg:x="18.927cm" svg:y="6.35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172" draw:style-name="gr26" draw:text-style-name="P2" draw:layer="layout" svg:width="2.285cm" svg:height="1.773cm" svg:x="19.031cm" svg:y="6.774cm">
            <text:p text:style-name="P1"><text:span text:style-name="T4">D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3" draw:style-name="gr6" draw:text-style-name="P3" draw:layer="layout" svg:width="2.538cm" svg:height="2.538cm" svg:x="23.261cm" svg:y="6.35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174" draw:style-name="gr7" draw:text-style-name="P4" draw:layer="layout" svg:width="1.792cm" svg:height="0.001cm" svg:x="21.467cm" svg:y="7.628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Rechteck 175" draw:style-name="gr6" draw:text-style-name="P3" draw:layer="layout" svg:width="2.538cm" svg:height="2.538cm" svg:x="25.801cm" svg:y="6.35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176" draw:style-name="gr8" draw:text-style-name="P5" draw:layer="layout" svg:width="1.537cm" svg:height="1.537cm" svg:x="23.762cm" svg:y="6.85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177" draw:style-name="gr9" draw:text-style-name="P4" draw:layer="layout" svg:width="0.66cm" svg:height="1.53cm" svg:x="23.867cm" svg:y="8.397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Ellipse 178" draw:style-name="gr8" draw:text-style-name="P5" draw:layer="layout" svg:width="1.537cm" svg:height="1.537cm" svg:x="26.305cm" svg:y="6.8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179" draw:style-name="gr10" draw:text-style-name="P4" draw:layer="layout" svg:width="0.381cm" svg:height="1.539cm" svg:x="27.106cm" svg:y="8.375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g draw:name="Gruppieren 180">
            <draw:custom-shape draw:name="Rechteck 192" draw:style-name="gr27" draw:text-style-name="P7" draw:layer="layout" svg:width="2.538cm" svg:height="2.538cm" svg:x="26.219cm" svg:y="9.916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193" draw:style-name="gr28" draw:text-style-name="P2" draw:layer="layout" svg:width="1.396cm" svg:height="1.942cm" svg:x="26.837cm" svg:y="10.41cm">
              <text:p text:style-name="P1"><text:span text:style-name="T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94" draw:style-name="gr29" draw:text-style-name="P7" draw:layer="layout" svg:width="2.538cm" svg:height="2.538cm" svg:x="26.207cm" svg:y="14.957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95" draw:style-name="gr30" draw:text-style-name="P7" draw:layer="layout" svg:width="2.538cm" svg:height="2.538cm" svg:x="26.198cm" svg:y="12.417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196" draw:style-name="gr31" draw:text-style-name="P2" draw:layer="layout" svg:width="1.396cm" svg:height="1.942cm" svg:x="26.837cm" svg:y="12.832cm">
              <text:p text:style-name="P1"><text:span text:style-name="T2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197" draw:style-name="gr32" draw:text-style-name="P2" draw:layer="layout" svg:width="1.396cm" svg:height="1.942cm" svg:x="26.837cm" svg:y="15.39cm">
              <text:p text:style-name="P1"><text:span text:style-name="T2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81">
            <draw:custom-shape draw:name="Rechteck 184" draw:style-name="gr33" draw:text-style-name="P7" draw:layer="layout" svg:width="2.538cm" svg:height="2.538cm" svg:x="22.599cm" svg:y="9.93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185" draw:style-name="gr34" draw:text-style-name="P2" draw:layer="layout" svg:width="1.308cm" svg:height="1.773cm" svg:x="23.219cm" svg:y="10.302cm">
              <text:p text:style-name="P1"><text:span text:style-name="T4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186">
              <draw:custom-shape draw:name="Rechteck 190" draw:style-name="gr35" draw:text-style-name="P7" draw:layer="layout" svg:width="2.538cm" svg:height="2.538cm" svg:x="22.599cm" svg:y="12.457cm">
                <text:p text:style-name="P6"><text:span text:style-name="T5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91" draw:style-name="gr36" draw:text-style-name="P2" draw:layer="layout" svg:width="1.308cm" svg:height="1.773cm" svg:x="23.219cm" svg:y="12.866cm">
                <text:p text:style-name="P1"><text:span text:style-name="T4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uppieren 187">
              <draw:custom-shape draw:name="Rechteck 188" draw:style-name="gr37" draw:text-style-name="P7" draw:layer="layout" svg:width="2.538cm" svg:height="2.538cm" svg:x="22.599cm" svg:y="14.932cm">
                <text:p text:style-name="P6"><text:span text:style-name="T5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89" draw:style-name="gr38" draw:text-style-name="P2" draw:layer="layout" svg:width="1.308cm" svg:height="1.773cm" svg:x="23.219cm" svg:y="15.449cm">
                <text:p text:style-name="P1"><text:span text:style-name="T4">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Textfeld 182" draw:style-name="gr39" draw:text-style-name="P2" draw:layer="layout" svg:width="2.398cm" svg:height="1.011cm" draw:transform="rotate (-1.5707963267949) translate (26.112cm 9.863cm)">
            <text:p text:style-name="P1"><text:span text:style-name="T3">0x74d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83" draw:style-name="gr40" draw:text-style-name="P2" draw:layer="layout" svg:width="2.398cm" svg:height="1.011cm" draw:transform="rotate (-1.5707963267949) translate (29.901cm 9.918cm)">
            <text:p text:style-name="P1"><text:span text:style-name="T3">0d98x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26" draw:style-name="gr41" draw:text-style-name="P2" draw:layer="layout" svg:width="2.352cm" svg:height="1.011cm" svg:x="26.173cm" svg:y="21.17cm">
            <text:p text:style-name="P1"><text:span text:style-name="T3">0x77y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: abgerundete Ecken 227" draw:style-name="gr4" draw:text-style-name="P3" draw:layer="layout" svg:width="2.538cm" svg:height="2.538cm" svg:x="18.927cm" svg:y="18.51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228" draw:style-name="gr42" draw:text-style-name="P2" draw:layer="layout" svg:width="2.285cm" svg:height="1.773cm" svg:x="18.981cm" svg:y="18.941cm">
            <text:p text:style-name="P1"><text:span text:style-name="T4">D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9" draw:style-name="gr6" draw:text-style-name="P3" draw:layer="layout" svg:width="2.538cm" svg:height="2.538cm" svg:x="23.263cm" svg:y="18.4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230" draw:style-name="gr43" draw:text-style-name="P4" draw:layer="layout" svg:width="1.794cm" svg:height="0.021cm" svg:x="21.467cm" svg:y="19.755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Rechteck 231" draw:style-name="gr6" draw:text-style-name="P3" draw:layer="layout" svg:width="2.538cm" svg:height="2.538cm" svg:x="25.803cm" svg:y="18.4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232" draw:style-name="gr8" draw:text-style-name="P5" draw:layer="layout" svg:width="1.537cm" svg:height="1.537cm" svg:x="23.763cm" svg:y="18.9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233" draw:style-name="gr8" draw:text-style-name="P5" draw:layer="layout" svg:width="1.537cm" svg:height="1.537cm" svg:x="26.306cm" svg:y="18.9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34" draw:style-name="gr9" draw:text-style-name="P4" draw:layer="layout" svg:width="0.66cm" svg:height="1.53cm" svg:x="23.876cm" svg:y="17.533cm">
            <text:p/>
            <draw:enhanced-geometry draw:mirror-horizontal="tru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g draw:name="Gruppieren 235">
            <draw:custom-shape draw:name="Rechteck 236" draw:style-name="gr44" draw:text-style-name="P7" draw:layer="layout" svg:width="2.538cm" svg:height="2.538cm" svg:x="29.836cm" svg:y="9.937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237" draw:style-name="gr45" draw:text-style-name="P2" draw:layer="layout" svg:width="1.396cm" svg:height="1.942cm" svg:x="30.44cm" svg:y="10.434cm">
              <text:p text:style-name="P1"><text:span text:style-name="T2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38" draw:style-name="gr46" draw:text-style-name="P7" draw:layer="layout" svg:width="2.538cm" svg:height="2.538cm" svg:x="29.846cm" svg:y="14.981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39" draw:style-name="gr47" draw:text-style-name="P7" draw:layer="layout" svg:width="2.538cm" svg:height="2.538cm" svg:x="29.836cm" svg:y="12.441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240" draw:style-name="gr48" draw:text-style-name="P2" draw:layer="layout" svg:width="1.396cm" svg:height="1.942cm" svg:x="30.44cm" svg:y="12.856cm">
              <text:p text:style-name="P1"><text:span text:style-name="T2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241" draw:style-name="gr49" draw:text-style-name="P2" draw:layer="layout" svg:width="1.396cm" svg:height="1.942cm" svg:x="30.44cm" svg:y="15.342cm">
              <text:p text:style-name="P1"><text:span text:style-name="T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42" draw:style-name="gr50" draw:text-style-name="P2" draw:layer="layout" svg:width="2.325cm" svg:height="1.012cm" draw:transform="rotate (-1.5707963267949) translate (33.503cm 9.98cm)">
            <text:p text:style-name="P1"><text:span text:style-name="T3">0y85s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243" draw:style-name="gr51" draw:text-style-name="P4" draw:layer="layout" svg:width="3.27cm" svg:height="1.986cm" svg:x="27.844cm" svg:y="17.519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</draw:g>
        <draw:custom-shape draw:name="Textfeld 292" draw:style-name="gr52" draw:text-style-name="P2" draw:layer="layout" svg:width="2.369cm" svg:height="1.011cm" svg:x="43.098cm" svg:y="5.181cm">
          <text:p text:style-name="P1"><text:span text:style-name="T3">0x21a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93">
          <draw:custom-shape draw:name="Rechteck: abgerundete Ecken 294" draw:style-name="gr4" draw:text-style-name="P3" draw:layer="layout" svg:width="2.538cm" svg:height="2.538cm" svg:x="35.753cm" svg:y="6.28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295" draw:style-name="gr53" draw:text-style-name="P2" draw:layer="layout" svg:width="2.285cm" svg:height="1.773cm" svg:x="35.967cm" svg:y="6.699cm">
            <text:p text:style-name="P1"><text:span text:style-name="T4">D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96" draw:style-name="gr6" draw:text-style-name="P3" draw:layer="layout" svg:width="2.538cm" svg:height="2.538cm" svg:x="40.088cm" svg:y="6.2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297" draw:style-name="gr7" draw:text-style-name="P4" draw:layer="layout" svg:width="1.792cm" svg:height="0.001cm" svg:x="38.293cm" svg:y="7.552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Rechteck 298" draw:style-name="gr6" draw:text-style-name="P3" draw:layer="layout" svg:width="2.538cm" svg:height="2.538cm" svg:x="42.628cm" svg:y="6.2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299" draw:style-name="gr8" draw:text-style-name="P5" draw:layer="layout" svg:width="1.537cm" svg:height="1.537cm" svg:x="40.588cm" svg:y="6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300" draw:style-name="gr9" draw:text-style-name="P4" draw:layer="layout" svg:width="0.66cm" svg:height="1.53cm" svg:x="40.694cm" svg:y="8.322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Ellipse 301" draw:style-name="gr8" draw:text-style-name="P5" draw:layer="layout" svg:width="1.537cm" svg:height="1.537cm" svg:x="43.131cm" svg:y="6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302" draw:style-name="gr10" draw:text-style-name="P4" draw:layer="layout" svg:width="0.381cm" svg:height="1.539cm" svg:x="44.013cm" svg:y="8.299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g draw:name="Gruppieren 303">
            <draw:custom-shape draw:name="Rechteck 315" draw:style-name="gr54" draw:text-style-name="P7" draw:layer="layout" svg:width="2.538cm" svg:height="2.538cm" svg:x="43.126cm" svg:y="9.84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16" draw:style-name="gr55" draw:text-style-name="P2" draw:layer="layout" svg:width="1.396cm" svg:height="1.942cm" svg:x="43.663cm" svg:y="10.335cm">
              <text:p text:style-name="P1"><text:span text:style-name="T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317" draw:style-name="gr56" draw:text-style-name="P7" draw:layer="layout" svg:width="2.538cm" svg:height="2.538cm" svg:x="43.106cm" svg:y="14.881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318" draw:style-name="gr57" draw:text-style-name="P7" draw:layer="layout" svg:width="2.538cm" svg:height="2.538cm" svg:x="43.096cm" svg:y="12.341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19" draw:style-name="gr58" draw:text-style-name="P2" draw:layer="layout" svg:width="1.396cm" svg:height="1.942cm" svg:x="43.663cm" svg:y="12.756cm">
              <text:p text:style-name="P1"><text:span text:style-name="T2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20" draw:style-name="gr59" draw:text-style-name="P2" draw:layer="layout" svg:width="1.396cm" svg:height="1.942cm" svg:x="43.663cm" svg:y="15.279cm">
              <text:p text:style-name="P1"><text:span text:style-name="T2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4">
            <draw:custom-shape draw:name="Rechteck 307" draw:style-name="gr60" draw:text-style-name="P7" draw:layer="layout" svg:width="2.538cm" svg:height="2.538cm" svg:x="39.426cm" svg:y="9.854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61" draw:text-style-name="P2" draw:layer="layout" svg:width="1.308cm" svg:height="1.773cm" svg:x="39.973cm" svg:y="10.226cm">
              <text:p text:style-name="P1"><text:span text:style-name="T4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309">
              <draw:custom-shape draw:name="Rechteck 313" draw:style-name="gr62" draw:text-style-name="P7" draw:layer="layout" svg:width="2.538cm" svg:height="2.538cm" svg:x="39.426cm" svg:y="12.382cm">
                <text:p text:style-name="P6"><text:span text:style-name="T5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14" draw:style-name="gr63" draw:text-style-name="P2" draw:layer="layout" svg:width="1.308cm" svg:height="1.773cm" svg:x="39.973cm" svg:y="12.79cm">
                <text:p text:style-name="P1"><text:span text:style-name="T4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uppieren 310">
              <draw:custom-shape draw:name="Rechteck 311" draw:style-name="gr64" draw:text-style-name="P7" draw:layer="layout" svg:width="2.538cm" svg:height="2.538cm" svg:x="39.426cm" svg:y="14.856cm">
                <text:p text:style-name="P6"><text:span text:style-name="T5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12" draw:style-name="gr65" draw:text-style-name="P2" draw:layer="layout" svg:width="1.308cm" svg:height="1.773cm" svg:x="39.973cm" svg:y="15.337cm">
                <text:p text:style-name="P1"><text:span text:style-name="T4">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Textfeld 305" draw:style-name="gr66" draw:text-style-name="P2" draw:layer="layout" svg:width="2.398cm" svg:height="1.011cm" draw:transform="rotate (-1.5707963267949) translate (42.938cm 9.787cm)">
            <text:p text:style-name="P1"><text:span text:style-name="T3">0x74d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06" draw:style-name="gr67" draw:text-style-name="P2" draw:layer="layout" svg:width="2.398cm" svg:height="1.011cm" draw:transform="rotate (-1.5707963267949) translate (46.727cm 9.843cm)">
            <text:p text:style-name="P1"><text:span text:style-name="T3">0d98x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21" draw:style-name="gr68" draw:text-style-name="P2" draw:layer="layout" svg:width="2.331cm" svg:height="1.011cm" svg:x="54.789cm" svg:y="5.197cm">
          <text:p text:style-name="P1"><text:span text:style-name="T3">0x87c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22">
          <draw:custom-shape draw:name="Rechteck: abgerundete Ecken 323" draw:style-name="gr4" draw:text-style-name="P3" draw:layer="layout" svg:width="2.538cm" svg:height="2.538cm" svg:x="47.321cm" svg:y="6.2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324" draw:style-name="gr69" draw:text-style-name="P2" draw:layer="layout" svg:width="2.285cm" svg:height="1.773cm" svg:x="47.389cm" svg:y="6.715cm">
            <text:p text:style-name="P1"><text:span text:style-name="T4">D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25" draw:style-name="gr6" draw:text-style-name="P3" draw:layer="layout" svg:width="2.538cm" svg:height="2.538cm" svg:x="51.655cm" svg:y="6.2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326" draw:style-name="gr7" draw:text-style-name="P4" draw:layer="layout" svg:width="1.792cm" svg:height="0.001cm" svg:x="49.861cm" svg:y="7.568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Rechteck 327" draw:style-name="gr6" draw:text-style-name="P3" draw:layer="layout" svg:width="2.538cm" svg:height="2.538cm" svg:x="54.195cm" svg:y="6.2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28" draw:style-name="gr8" draw:text-style-name="P5" draw:layer="layout" svg:width="1.537cm" svg:height="1.537cm" svg:x="52.155cm" svg:y="6.7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329" draw:style-name="gr9" draw:text-style-name="P4" draw:layer="layout" svg:width="0.66cm" svg:height="1.53cm" svg:x="52.261cm" svg:y="8.337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Ellipse 330" draw:style-name="gr8" draw:text-style-name="P5" draw:layer="layout" svg:width="1.537cm" svg:height="1.537cm" svg:x="54.699cm" svg:y="6.7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331" draw:style-name="gr10" draw:text-style-name="P4" draw:layer="layout" svg:width="0.381cm" svg:height="1.539cm" svg:x="55.577cm" svg:y="8.315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g draw:name="Gruppieren 332">
            <draw:custom-shape draw:name="Rechteck 344" draw:style-name="gr70" draw:text-style-name="P7" draw:layer="layout" svg:width="2.538cm" svg:height="2.538cm" svg:x="54.689cm" svg:y="9.856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45" draw:style-name="gr71" draw:text-style-name="P2" draw:layer="layout" svg:width="1.396cm" svg:height="1.942cm" svg:x="55.231cm" svg:y="10.35cm">
              <text:p text:style-name="P1"><text:span text:style-name="T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346" draw:style-name="gr72" draw:text-style-name="P7" draw:layer="layout" svg:width="2.538cm" svg:height="2.538cm" svg:x="54.673cm" svg:y="14.897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347" draw:style-name="gr73" draw:text-style-name="P7" draw:layer="layout" svg:width="2.538cm" svg:height="2.538cm" svg:x="54.663cm" svg:y="12.357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48" draw:style-name="gr74" draw:text-style-name="P2" draw:layer="layout" svg:width="1.396cm" svg:height="1.942cm" svg:x="55.231cm" svg:y="12.772cm">
              <text:p text:style-name="P1"><text:span text:style-name="T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49" draw:style-name="gr75" draw:text-style-name="P2" draw:layer="layout" svg:width="1.396cm" svg:height="1.942cm" svg:x="55.231cm" svg:y="15.294cm">
              <text:p text:style-name="P1"><text:span text:style-name="T2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33">
            <draw:custom-shape draw:name="Rechteck 336" draw:style-name="gr76" draw:text-style-name="P7" draw:layer="layout" svg:width="2.538cm" svg:height="2.538cm" svg:x="50.993cm" svg:y="9.87cm">
              <text:p text:style-name="P6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37" draw:style-name="gr77" draw:text-style-name="P2" draw:layer="layout" svg:width="1.308cm" svg:height="1.773cm" svg:x="51.54cm" svg:y="10.242cm">
              <text:p text:style-name="P1"><text:span text:style-name="T4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338">
              <draw:custom-shape draw:name="Rechteck 342" draw:style-name="gr78" draw:text-style-name="P7" draw:layer="layout" svg:width="2.538cm" svg:height="2.538cm" svg:x="50.993cm" svg:y="12.397cm">
                <text:p text:style-name="P6"><text:span text:style-name="T5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43" draw:style-name="gr79" draw:text-style-name="P2" draw:layer="layout" svg:width="2.116cm" svg:height="1.773cm" svg:x="51.202cm" svg:y="12.806cm">
                <text:p text:style-name="P1"><text:span text:style-name="T4">2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uppieren 339">
              <draw:custom-shape draw:name="Rechteck 340" draw:style-name="gr80" draw:text-style-name="P7" draw:layer="layout" svg:width="2.538cm" svg:height="2.538cm" svg:x="50.993cm" svg:y="14.872cm">
                <text:p text:style-name="P6"><text:span text:style-name="T5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341" draw:style-name="gr81" draw:text-style-name="P2" draw:layer="layout" svg:width="1.308cm" svg:height="1.773cm" svg:x="51.54cm" svg:y="15.281cm">
                <text:p text:style-name="P1"><text:span text:style-name="T4">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Textfeld 334" draw:style-name="gr82" draw:text-style-name="P2" draw:layer="layout" svg:width="2.372cm" svg:height="1.011cm" draw:transform="rotate (-1.5707963267949) translate (54.506cm 9.816cm)">
            <text:p text:style-name="P1"><text:span text:style-name="T3">0z58d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35" draw:style-name="gr83" draw:text-style-name="P2" draw:layer="layout" svg:width="2.381cm" svg:height="1.011cm" draw:transform="rotate (-1.5707963267949) translate (58.295cm 9.867cm)">
            <text:p text:style-name="P1"><text:span text:style-name="T3">0a44y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79" draw:style-name="gr84" draw:text-style-name="P2" draw:layer="layout" svg:width="14.892cm" svg:height="3.635cm" svg:x="34.177cm" svg:y="0.865cm">
          <text:p text:style-name="P1"><text:span text:style-name="T2">D3 &lt;- D1</text:span></text:p>
          <text:p text:style-name="P1"><text:span text:style-name="T2">D3[2,] &lt;- D3[2,] *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/>
    <style:font-face style:name="CMU Sans Serif1" svg:font-family="'CMU Sans Serif'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999cm" fo:page-height="23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3.34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.5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.5pt" style:font-size-asian="14pt" style:font-size-complex="14pt"/>
    </style:style>
    <style:style style:name="MP9" style:family="paragraph">
      <style:paragraph-properties fo:text-align="start" style:writing-mode="lr-tb"/>
      <style:text-properties fo:font-size="14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4.5pt" fo:letter-spacing="normal" fo:language="en" fo:country="GB" fo:font-style="normal" style:text-underline-style="none" fo:font-weight="normal" fo:background-color="transparent" style:font-size-asian="14.5pt" style:font-style-asian="normal" style:font-weight-asian="normal" style:font-size-complex="14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laceHolder 1" presentation:style-name="Mpr1" draw:text-style-name="MP6" draw:layer="backgroundobjects" svg:width="20.248cm" svg:height="1.223cm" svg:x="19.875cm" svg:y="21.319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" draw:text-style-name="MP8" draw:layer="backgroundobjects" svg:width="13.498cm" svg:height="1.223cm" svg:x="42.374cm" svg:y="21.319cm" presentation:class="page-number" presentation:user-transformed="true">
        <draw:text-box>
          <text:p text:style-name="MP7"><text:span text:style-name="MT3"><text:page-number>1</text:page-number></text:span></text:p>
        </draw:text-box>
      </draw:frame>
      <draw:frame draw:name="PlaceHolder 3" presentation:style-name="Mpr1" draw:text-style-name="MP8" draw:layer="backgroundobjects" svg:width="13.498cm" svg:height="1.223cm" svg:x="4.125cm" svg:y="21.319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53.998cm" svg:height="3.84cm" svg:x="2.999cm" svg:y="0.917cm" presentation:class="title" presentation:placeholder="true">
        <draw:text-box/>
      </draw:frame>
      <draw:frame presentation:style-name="Blank_20_Slide-outline1" draw:layer="backgroundobjects" svg:width="53.998cm" svg:height="13.339cm" svg:x="2.999cm" svg:y="5.38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1T11:23:04</meta:creation-date>
    <meta:initial-creator>Dirk Ostwald</meta:initial-creator>
    <dc:language>de-DE</dc:language>
    <dc:date>2023-11-15T14:45:20.175324632</dc:date>
    <meta:editing-cycles>14</meta:editing-cycles>
    <dc:title>PowerPoint-Präsentation</dc:title>
    <meta:editing-duration>PT4M12S</meta:editing-duration>
    <meta:generator>LibreOffice/7.3.7.2$Linux_X86_64 LibreOffice_project/30$Build-2</meta:generator>
    <dc:creator>Belinda Fleischmann</dc:creator>
    <meta:document-statistic meta:object-count="160"/>
    <meta:user-defined meta:name="AppVersion">15.0000</meta:user-defined>
    <meta:user-defined meta:name="PresentationFormat">Benutzerdefiniert</meta:user-defined>
    <meta:user-defined meta:name="Slides" meta:value-type="float">1</meta:user-defined>
    <meta:template xlink:type="simple" xlink:actuate="onRequest" xlink:title="Office Theme" xlink:href=""/>
  </office:meta>
</office:document-meta>
</file>